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276" officeooo:paragraph-rsid="00154276"/>
    </style:style>
    <style:style style:name="P2" style:family="paragraph" style:parent-style-name="Standard">
      <style:text-properties officeooo:rsid="001836a6" officeooo:paragraph-rsid="001836a6"/>
    </style:style>
    <style:style style:name="P3" style:family="paragraph" style:parent-style-name="Standard">
      <style:text-properties officeooo:rsid="0018426a" officeooo:paragraph-rsid="0018426a"/>
    </style:style>
    <style:style style:name="P4" style:family="paragraph" style:parent-style-name="Standard">
      <style:text-properties officeooo:paragraph-rsid="0018426a"/>
    </style:style>
    <style:style style:name="T1" style:family="text">
      <style:text-properties officeooo:rsid="0018426a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fo:color="#6a9955" style:font-name="Droid Sans Mono" fo:font-size="10.5pt" fo:font-weight="normal" fo:background-color="transparent" loext:char-shading-value="0"/>
    </style:style>
    <style:style style:name="T4" style:family="text">
      <style:text-properties fo:color="#6a9955" style:font-name="Droid Sans Mono" fo:font-size="10.5pt" fo:font-weight="normal" fo:background-color="transparent" loext:char-shading-value="0"/>
    </style:style>
    <style:style style:name="T5" style:family="text">
      <style:text-properties fo:color="#000000" style:font-name="Droid Sans Mono" fo:font-size="10.5pt" fo:font-weight="normal" fo:background-color="transparent" loext:char-shading-value="0"/>
    </style:style>
    <style:style style:name="T6" style:family="text">
      <style:text-properties officeooo:rsid="001b3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данной статье речь пойдет о применении python дебагера, для процесса отладки python скриптов. Для отладки Python скриптом можно пользоваться различнм<text:span text:style-name="T1">и</text:span> инструментами начиная от приметивного принтования примежуточних результатов, и заканчивая, встроенними в различние IDEA, графическими дебагерами. В єтой статье речи пойдет о дебагер<text:span text:style-name="T1">е,</text:span> которий встроен в сам Python, и всегда присутствует в разпоряжении и легком доступе Python разработчика. Я хочу немного рассказать о током инструменте-<text:span text:style-name="T1">модуле</text:span> язика Python как pdb. Документацию по python дебагеру можно прочитать здесь [<text:a xlink:type="simple" xlink:href="https://docs.python.org/3/library/pdb.html" text:style-name="Internet_20_link" text:visited-style-name="Visited_20_Internet_20_Link">https://docs.python.org/3/library/pdb.html</text:a>].</text:p>
      <text:p text:style-name="P3">Следует отметить, что по мнению автора, учиться правильно дебажить Python скрипти нужно с самого начала изучения python как язика програмирования. Потому как на практике процесс дебагинга занимает львиную долю процеса разработки python проектов.</text:p>
      <text:p text:style-name="P4"><text:span text:style-name="T1">Єлементи инструмента pdb автор постораеться расскрить и донести читателю на примере отладки скрипта, которий реализует игру жизнь, простейший код которой можно найти здесь [</text:span><text:span text:style-name="T5">https://github.com/StanislavPetrovV/Python-Game-of-life/blob/master/main.py</text:span><text:span text:style-name="T1">]</text:span></text:p>
      <text:p text:style-name="P1">Запуск скрипта с pdb</text:p>
      <text:p text:style-name="P1">$ python -m pdb &lt;script_name_example.py&gt;<text:line-break/>вместо запуска скрипта запускаеться дебаге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1:37:48.305570377</meta:creation-date>
    <dc:date>2021-06-17T18:24:48.336770077</dc:date>
    <meta:editing-duration>PT2H6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48" meta:character-count="1214" meta:non-whitespace-character-count="1071"/>
  </office:meta>
</office:document-meta>
</file>